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Standar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hadow="none"/>
    </style:style>
    <style:style style:name="Tabelle1.A" style:family="table-column">
      <style:table-column-properties style:column-width="1.707cm" style:rel-column-width="968*"/>
    </style:style>
    <style:style style:name="Tabelle1.C" style:family="table-column">
      <style:table-column-properties style:column-width="5.726cm" style:rel-column-width="3246*"/>
    </style:style>
    <style:style style:name="Tabelle1.D" style:family="table-column">
      <style:table-column-properties style:column-width="7.86cm" style:rel-column-width="4456*"/>
    </style:style>
    <style:style style:name="Tabelle1.A1" style:family="table-cell">
      <style:table-cell-properties fo:padding="0.097cm" fo:border-left="0.002cm solid #000000" fo:border-right="none" fo:border-top="0.002cm solid #000000" fo:border-bottom="none"/>
    </style:style>
    <style:style style:name="Tabelle1.B1" style:family="table-cell">
      <style:table-cell-properties fo:padding="0.097cm" fo:border-left="none" fo:border-right="none" fo:border-top="0.002cm solid #000000" fo:border-bottom="none"/>
    </style:style>
    <style:style style:name="Tabelle1.D1" style:family="table-cell">
      <style:table-cell-properties fo:padding="0.097cm" fo:border-left="none" fo:border-right="0.002cm solid #000000" fo:border-top="0.002cm solid #000000" fo:border-bottom="none"/>
    </style:style>
    <style:style style:name="Tabelle1.A2" style:family="table-cell">
      <style:table-cell-properties fo:padding="0.097cm" fo:border-left="0.002cm solid #000000" fo:border-right="none" fo:border-top="none" fo:border-bottom="none"/>
    </style:style>
    <style:style style:name="Tabelle1.B2" style:family="table-cell">
      <style:table-cell-properties fo:padding="0.097cm" fo:border="none"/>
    </style:style>
    <style:style style:name="Tabelle1.D2" style:family="table-cell">
      <style:table-cell-properties fo:padding="0.097cm" fo:border-left="none" fo:border-right="0.002cm solid #000000" fo:border-top="none" fo:border-bottom="none"/>
    </style:style>
    <style:style style:name="Tabelle1.A9" style:family="table-cell">
      <style:table-cell-properties fo:padding="0.097cm" fo:border-left="0.002cm solid #000000" fo:border-right="none" fo:border-top="none" fo:border-bottom="0.002cm solid #000000"/>
    </style:style>
    <style:style style:name="Tabelle1.B9" style:family="table-cell">
      <style:table-cell-properties fo:padding="0.097cm" fo:border-left="none" fo:border-right="none" fo:border-top="none" fo:border-bottom="0.002cm solid #000000"/>
    </style:style>
    <style:style style:name="Tabelle1.D9" style:family="table-cell">
      <style:table-cell-properties fo:background-color="transparent" fo:padding="0.097cm" fo:border-left="none"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end" style:justify-single-word="false"/>
      <style:text-properties fo:font-style="normal" style:text-underline-style="none"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end"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list-style-name="L1"/>
    <style:style style:name="P16" style:family="paragraph" style:parent-style-name="Standard">
      <style:paragraph-properties fo:text-align="start" style:justify-single-word="false"/>
      <style:text-properties fo:font-weight="normal" style:font-weight-asian="normal" style:font-weight-complex="normal"/>
    </style:style>
    <style:style style:name="P17" style:family="paragraph" style:parent-style-name="Standard" style:list-style-name="L1">
      <style:paragraph-properties fo:margin-left="2.50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 Produkt- und Dienstleistungspalette</text:p>
      <text:p text:style-name="P14"/>
      <text:p text:style-name="P14">X.1. Basisprodukt</text:p>
      <text:p text:style-name="P1"/>
      <text:p text:style-name="P2">Unser Basisprodukt ist die <text:span text:style-name="T1">Webapplikation</text:span><text:span text:style-name="T1"><text:note text:id="ftn1" text:note-class="footnote"><text:note-citation>1</text:note-citation><text:note-body><text:p text:style-name="Footnote">http://de.wikipedia.org/wiki/Webapplikation</text:p></text:note-body></text:note></text:span> Personal Kanban.</text:p>
      <text:p text:style-name="P2">Wir habe uns für eine <text:span text:style-name="T2">Webapplikation</text:span> entschieden, da diese die <text:span text:style-name="T2">Vorteile einer</text:span><text:span text:style-name="T1"> Webseite</text:span><text:span text:style-name="T1"><text:note text:id="ftn2" text:note-class="footnote"><text:note-citation>2</text:note-citation><text:note-body><text:p text:style-name="Footnote">http://de.wikipedia.org/wiki/Website</text:p></text:note-body></text:note></text:span><text:span text:style-name="T1"> </text:span><text:span text:style-name="T2">–</text:span><text:span text:style-name="T1"> </text:span><text:span text:style-name="T2">z. B. das sie von nahezu überall und zu jeder Zeit erreichbar ist</text:span><text:span text:style-name="T1"> –</text:span> mit einigen der <text:span text:style-name="T1">Desktop Applikation</text:span><text:span text:style-name="T1"><text:note text:id="ftn3" text:note-class="footnote"><text:note-citation>3</text:note-citation><text:note-body><text:p text:style-name="Footnote">http://de.wikipedia.org/wiki/Anwendungssoftware</text:p></text:note-body></text:note></text:span><text:span text:style-name="T1"> </text:span></text:p>
      <text:p text:style-name="P2"><text:span text:style-name="T2">– z. B. besseres „Endnutzer Erlebnis?“, da nicht immer die gesamte Ausgabe neu geladen wird, sonder nur veränderte Inhalte –</text:span> vereint. </text:p>
      <text:p text:style-name="P2">Umgesetzt haben wir dies mit <text:span text:style-name="T1">HTML5</text:span>-Technologien und dem <text:span text:style-name="T1">Emberjs</text:span><text:span text:style-name="T2">-Framework für Webapplikationen. Bei technischen Fortschritten in diesem Bereich werden wir versuchen, diese schnellst möglich in die Webapplikation zu integrieren.</text:span></text:p>
      <text:p text:style-name="P2"/>
      <text:p text:style-name="Standard"><text:span text:style-name="T5">Personal Kanban ist dafür gedacht, das </text:span>Zeitmanagement von Personen und Personengruppen zu verbessern. </text:p>
      <text:p text:style-name="Standard">Dies wollen wir erreichen, indem wir es dem Nutzer ermöglichen <text:span text:style-name="T1">Tickets</text:span><text:span text:style-name="T2"> zu erstellen, für welch er einen Titel und eine Beschreibung angeben kann. Dabei sollte der Titel die zugrundeliegende Aufgabe in wenigen Worten zusammenfassen und die Beschreibung genauere Auskunft darüber geben, was genau getan werden muss um die Aufgabe abzuschließen. Des weiteren kann man einem Ticket ein bestimmtes Datum zuweisen, an dem es (spätestens) erledigt werden muss. Tut man dies, dann wird man eine Woche vor Ablauf dieser Frist darauf hingewiesen und kann einen erneuten Erinnerungstermin wählen oder die Erinnerungsfunktion abschalten.</text:span></text:p>
      <text:p text:style-name="Standard"><text:span text:style-name="T2">Eine weitere Möglichkeit ist es, dem Ticket eine von 3 Prioritätsstufen zuzuweisen.</text:span></text:p>
      <text:p text:style-name="Standard"><text:span text:style-name="T2">Sowohl befristete, als auch priorisierte Tickets werden dem Nutzer durch eine veränderte Darstellung angezeigt.</text:span></text:p>
      <text:p text:style-name="P4"/>
      <text:p text:style-name="Standard"><text:span text:style-name="T2">Die Tickets werden als Karteikarten auf einer Tafel (i. F. </text:span><text:span text:style-name="T1">Board</text:span><text:span text:style-name="T2">), welche in die drei Spalten „Todo“, „Doing“ und „Done“ eingeteilt ist, angezeigt. </text:span></text:p>
      <text:p text:style-name="Standard"><text:span text:style-name="T2">Der Nutzer erkennt dabei befristete Tickets daran, dass ihr Fälligkeitsdatum auf ihnen angezeigt wird und priorisierte an ihrer Farbe (1 = Gelb, 2 = Orange, 3 = Rot).</text:span></text:p>
      <text:p text:style-name="Standard"><text:span text:style-name="T2">Auf dem </text:span><text:span text:style-name="T1">Board</text:span><text:span text:style-name="T2"> sieht man ansonsten nur ihren Titel und ein, aus Icons bestehendes, Menü, um somit ein höheres Maß an Übersichtlichkeit zu gewährleisten.</text:span></text:p>
      <text:p text:style-name="Standard"><text:span text:style-name="T2">Über das Menü kann man in die Detail- oder Bearbeitungsansicht des Tickets wechseln, es Löschen oder in eine der angrenzenden Spalten verschieben.</text:span></text:p>
      <text:p text:style-name="Standard"><text:span text:style-name="T2">Sowohl die Detail- als auch die Bearbeitungsansicht werden in Form eines eigenen Fensters innerhalb des Browsers angezeigt. In der Detailansicht ist es dann möglich die genaue Beschreibung des </text:span><text:span text:style-name="T1">Tickets</text:span><text:span text:style-name="T2"> einzusehen, während es in der Bearbeitungsansicht zusätzlich möglich ist, alle die Aufgabe betreffenden Informationen (Titel, Beschreibung, Fälligkeitsdatum, Priorität) zu verändern. </text:span></text:p>
      <text:p text:style-name="P4"/>
      <text:p text:style-name="Standard"><text:span text:style-name="T2">Für das </text:span><text:span text:style-name="T1">Board</text:span><text:span text:style-name="T2"> kann der Nutzer den </text:span><text:span text:style-name="T1">WIP</text:span><text:span text:style-name="T1"><text:note text:id="ftn4" text:note-class="footnote"><text:note-citation>4</text:note-citation><text:note-body><text:p text:style-name="Footnote">Abkürzung für „work in progress“, engl. für „in Ausführung befindliche Arbeit“</text:p></text:note-body></text:note></text:span> angeben, welcher sich auf die maximale Anzahl von <text:span text:style-name="T1">Tickets</text:span><text:span text:style-name="T2"> pro Spalte bezieht. Da es nicht möglich ist einen Idealwert für alle möglichen Anwendungsbereiche unseres Produktes vorherzubestimmen, ist es dem Nutzer überlassen den besten Wert für sich selber zu bestimmen. </text:span></text:p>
      <text:p text:style-name="Standard"><text:span text:style-name="T2">Aufgaben die zur Zeit keiner dieser Spalten zugeordnet sind können in einem gesonderten Bereich der </text:span><text:span text:style-name="T1">Webapplikation</text:span><text:span text:style-name="T2"> eingesehen werden.</text:span></text:p>
      <text:p text:style-name="P4"/>
      <text:p text:style-name="Standard"><text:span text:style-name="T2"/></text:p>
      <text:p text:style-name="Standard"><text:span text:style-name="T2"/></text:p>
      <text:p text:style-name="Standard"><text:soft-page-break/><text:span text:style-name="T2">Ein weiterer Möglichkeit bei </text:span><text:span text:style-name="T3">Personal</text:span><text:span text:style-name="T2"> Canban ist das Bilden von Gruppen.</text:span></text:p>
      <text:p text:style-name="Standard"><text:span text:style-name="T2">Eine Gruppe besteht aus mehreren Nutzern und hat seine eigenen, von den einzelnen Nutzern unabhängigen, Boards und Tickets.</text:span></text:p>
      <text:p text:style-name="Standard"><text:span text:style-name="T2">Innerhalb einer Gruppe ist es möglich, für den Ersteller oder Administratoren der Gruppe, den einzelnen Nutzern rechte zuzusprechen oder ihnen diese wieder zu entziehen. Dazu gehören z. B. das Erstellen, Bearbeiten und Löschen von Tickets und Boards, sowie das Einsehen einzelner Boards.</text:span></text:p>
      <text:p text:style-name="P4"/>
      <text:p text:style-name="Standard"><text:span text:style-name="T2">Jeder Nutzer kann bis zu fünf Boards, z. B. für verschiedene Aufgabenbereiche (z. B. privat und Arbeit) oder Projekte, sowie eine Gruppe, welche wiederum bis zu drei Gruppenboards haben kann, erstellen</text:span><text:span text:style-name="T2"><text:note text:id="ftn5" text:note-class="footnote"><text:note-citation>5</text:note-citation><text:note-body><text:p text:style-name="Footnote">Diese und andere Werte können durch Zusatzoptionen (siehe X.3), erhöht werden.</text:p></text:note-body></text:note></text:span><text:span text:style-name="T2">.</text:span></text:p>
      <text:p text:style-name="Standard"><text:span text:style-name="T2"/></text:p>
      <text:p text:style-name="P4"/>
      <text:p text:style-name="P5">X.2. Support</text:p>
      <text:p text:style-name="P5"/>
      <text:p text:style-name="P6">Für den Fall, dass ein Nutzer Hilfe im Umgang mit der Webapplikation benötigt, so sollte er zunächst die FAQ<text:note text:id="ftn0" text:note-class="footnote"><text:note-citation>6</text:note-citation><text:note-body><text:p text:style-name="Footnote">Abkürzung für „frequently asked questins“, engl. für „häufig gestellte Fragen“</text:p></text:note-body></text:note>-Seite besuchen, wo die am häufigsten gestellten fragen aufgelistet werden. Klickt man eine dieser Fragen an, so wird einem die Antwort zu der Frage angezeigt.</text:p>
      <text:p text:style-name="P6">Stellt der Nutzer fest, dass seine Frage hier nicht zu finden ist, so kann er unser Email Anfrageformular benutzen. Hier kann er aus den Gründen „Umgang mit Personal Kanban“, „Fehlermeldung“, „Vorschlag“ und „Sonstiges“ wählen. Wenn er einen Grund ausgewählt hat, dann kann er noch eine Beschreibung zu diesem Angeben und dann auf absenden klicken. Sobald ein Mitarbeiter diese Anfrage bearbeitet hat, antwortet er dem Absender per Email, an die bei der Registrierung angegebene Mailadresse.</text:p>
      <text:p text:style-name="P6">Mit dieser Email wird der Nutzer darum gebeten, ein Feedback zu unserem Support abzugeben, an Hand dessen wir unseren Support stetig verbessern wollen.</text:p>
      <text:p text:style-name="P6"/>
      <text:p text:style-name="P5">X.3. Zusatzoptionen und Pakete</text:p>
      <text:p text:style-name="P5"><text:span text:style-name="T5"/></text:p>
      <text:p text:style-name="P5"><text:span text:style-name="T5">Wir stellen den Nutzern unserer Webapplikation einige kostenpflichtige Zusatzoptionen zur Verfügung, mit denen sie das gratis Paket erweitern können. </text:span></text:p>
      <text:p text:style-name="P5"><text:span text:style-name="T5"/></text:p>
      <text:p text:style-name="P5"><text:span text:style-name="T5">Zur Zeit bieten wir folgende Zusatzoptionen an:</text:span></text:p>
      <text:list xml:id="list4053593376078845037" text:style-name="L1">
        <text:list-item>
          <text:p text:style-name="P15"><text:span text:style-name="T4">Zusätzliches privates Board</text:span></text:p>
        </text:list-item>
        <text:list-item>
          <text:p text:style-name="P15"><text:span text:style-name="T4">Zusätzliche Gruppe</text:span></text:p>
          <text:list>
            <text:list-item>
              <text:p text:style-name="P17"><text:span text:style-name="T4">enthält automatisch drei Gruppen Boards für die neue Gruppe</text:span></text:p>
            </text:list-item>
          </text:list>
        </text:list-item>
        <text:list-item>
          <text:p text:style-name="P15"><text:span text:style-name="T4">Zusätzliches Gruppen Board</text:span></text:p>
        </text:list-item>
        <text:list-item>
          <text:p text:style-name="P15"><text:span text:style-name="T4">Unbegrenzte Anzahl an privaten Boards</text:span></text:p>
        </text:list-item>
        <text:list-item>
          <text:p text:style-name="P15"><text:span text:style-name="T4">Unbegrenzte Anzahl an Gruppen</text:span></text:p>
        </text:list-item>
        <text:list-item>
          <text:p text:style-name="P15"><text:span text:style-name="T4">Unbegrenzte Anzahl an Gruppen Boards </text:span></text:p>
        </text:list-item>
        <text:list-item>
          <text:p text:style-name="P15"><text:span text:style-name="T4">Erweiterter Support</text:span></text:p>
          <text:list>
            <text:list-item>
              <text:p text:style-name="P15"><text:span text:style-name="T4">vorrangige Bearbeitung von Anfragen über das Email Anfrageformular</text:span></text:p>
            </text:list-item>
          </text:list>
        </text:list-item>
        <text:list-item>
          <text:p text:style-name="P15"><text:span text:style-name="T4">Premium Support</text:span></text:p>
          <text:list>
            <text:list-item>
              <text:p text:style-name="P15"><text:span text:style-name="T4">Erweiterter Support mit zusätzlichem Telefonischen Support</text:span></text:p>
            </text:list-item>
          </text:list>
        </text:list-item>
      </text:list>
      <text:p text:style-name="P7"><text:span text:style-name="T5"/></text:p>
      <text:p text:style-name="P7"><text:span text:style-name="T5"/></text:p>
      <text:p text:style-name="P7"><text:span text:style-name="T5">Außerdem gibt es auch die Möglichkeit komplette Pakete zu Kaufen, welche mehrere Zusatzoptionen enthalten, jedoch billiger sind, als sie alle einzeln zu Bestellen. Die genauen Preise sind im Abschnitt „Preisgestaltung?“ zu finden.</text:span></text:p>
      <text:p text:style-name="P7"><text:soft-page-break/><text:span text:style-name="T5"/></text:p>
      <text:p text:style-name="P7"><text:span text:style-name="T5">Der Umfang, sowie der Preis der Pakete richtet sich immer nach der Anzahl der Nutzer, welche von diesem Paket profitieren sollen. </text:span></text:p>
      <text:p text:style-name="P7"><text:span text:style-name="T5"/></text:p>
      <text:p text:style-name="P7"><text:span text:style-name="T5">Die Zusatzoptionen eines Paketes können in zwei unterschiedliche Arten eingeteilt werden.</text:span></text:p>
      <text:p text:style-name="P7"><text:span text:style-name="T5">Zum einen die Variablen, welche sich nach der Anzahl von Nutzern richten, und zum anderen die Allgemeinen welche bei jeder Anzahl von Nutzern gleich bleiben.</text:span></text:p>
      <text:p text:style-name="P5"><text:span text:style-name="T5">Zur Zeit bieten wir die folgenden zwei Pakete an:</text:span></text:p>
      <text:p text:style-name="P5"><text:span text:style-name="T5"/></text:p>
      <table:table table:name="Tabelle1" table:style-name="Tabelle1">
        <table:table-column table:style-name="Tabelle1.A" table:number-columns-repeated="2"/>
        <table:table-column table:style-name="Tabelle1.C"/>
        <table:table-column table:style-name="Tabelle1.D"/>
        <table:table-row>
          <table:table-cell table:style-name="Tabelle1.A1" office:value-type="string">
            <text:p text:style-name="P3">Name</text:p>
          </table:table-cell>
          <table:table-cell table:style-name="Tabelle1.B1" office:value-type="string">
            <text:p text:style-name="P3">Nutzer</text:p>
          </table:table-cell>
          <table:table-cell table:style-name="Tabelle1.B1" office:value-type="string">
            <text:p text:style-name="P3">Variable Zusatzoptionen</text:p>
          </table:table-cell>
          <table:table-cell table:style-name="Tabelle1.D1" office:value-type="string">
            <text:p text:style-name="P3">Allgemeine Zusatzoptionen</text:p>
          </table:table-cell>
        </table:table-row>
        <table:table-row>
          <table:table-cell table:style-name="Tabelle1.A2" table:number-rows-spanned="3" office:value-type="string">
            <text:p text:style-name="Table_20_Contents">Home Office</text:p>
          </table:table-cell>
          <table:table-cell table:style-name="Tabelle1.B2" office:value-type="string">
            <text:p text:style-name="P8"><text:span text:style-name="T5">1</text:span></text:p>
          </table:table-cell>
          <table:table-cell table:style-name="Tabelle1.B2" office:value-type="string">
            <text:p text:style-name="P9"><text:span text:style-name="T5">-</text:span></text:p>
          </table:table-cell>
          <table:table-cell table:style-name="Tabelle1.D2" table:number-rows-spanned="3" office:value-type="string">
            <text:p text:style-name="P7"><text:span text:style-name="T5">Unbegrenzte Anzahl an privaten Boards, Erweiterter Support</text:span></text:p>
          </table:table-cell>
        </table:table-row>
        <table:table-row>
          <table:covered-table-cell/>
          <table:table-cell table:style-name="Tabelle1.B2" office:value-type="string">
            <text:p text:style-name="P11">2</text:p>
          </table:table-cell>
          <table:table-cell table:style-name="Tabelle1.B2" office:value-type="string">
            <text:p text:style-name="P12">4x Zusätzliches Gruppen Board</text:p>
          </table:table-cell>
          <table:covered-table-cell/>
        </table:table-row>
        <table:table-row>
          <table:covered-table-cell/>
          <table:table-cell table:style-name="Tabelle1.B2" office:value-type="string">
            <text:p text:style-name="P11">5</text:p>
          </table:table-cell>
          <table:table-cell table:style-name="Tabelle1.B2" office:value-type="string">
            <text:p text:style-name="P7"><text:span text:style-name="T5">Zusätzliche Gruppe, </text:span></text:p>
            <text:p text:style-name="P7"><text:span text:style-name="T5">8x Zusätzliches Gruppen Board</text:span></text:p>
          </table:table-cell>
          <table:covered-table-cell/>
        </table:table-row>
        <table:table-row>
          <table:table-cell table:style-name="Tabelle1.A2" table:number-rows-spanned="5" office:value-type="string">
            <text:p text:style-name="Table_20_Contents">Business</text:p>
          </table:table-cell>
          <table:table-cell table:style-name="Tabelle1.B2" office:value-type="string">
            <text:p text:style-name="P8"><text:span text:style-name="T5">5</text:span></text:p>
          </table:table-cell>
          <table:table-cell table:style-name="Tabelle1.B2" office:value-type="string">
            <text:p text:style-name="P7"><text:span text:style-name="T5">2x Zusätzliches privates Board</text:span></text:p>
          </table:table-cell>
          <table:table-cell table:style-name="Tabelle1.D2" table:number-rows-spanned="5" office:value-type="string">
            <text:p text:style-name="P7"><text:span text:style-name="T5">Unbegrenzte Anzahl an Gruppen, Unbegrenzte Anzahl an Gruppen Boards, Premium Support</text:span></text:p>
          </table:table-cell>
        </table:table-row>
        <table:table-row>
          <table:covered-table-cell/>
          <table:table-cell table:style-name="Tabelle1.B2" office:value-type="string">
            <text:p text:style-name="P11">10</text:p>
          </table:table-cell>
          <table:table-cell table:style-name="Tabelle1.B2" office:value-type="string">
            <text:p text:style-name="P7"><text:span text:style-name="T5">5x Zusätzliches privates Board</text:span></text:p>
          </table:table-cell>
          <table:covered-table-cell/>
        </table:table-row>
        <table:table-row>
          <table:covered-table-cell/>
          <table:table-cell table:style-name="Tabelle1.B2" office:value-type="string">
            <text:p text:style-name="P11">25</text:p>
          </table:table-cell>
          <table:table-cell table:style-name="Tabelle1.B2" office:value-type="string">
            <text:p text:style-name="P10">15x Zusätzliches privates Board</text:p>
          </table:table-cell>
          <table:covered-table-cell/>
        </table:table-row>
        <table:table-row>
          <table:covered-table-cell/>
          <table:table-cell table:style-name="Tabelle1.B2" office:value-type="string">
            <text:p text:style-name="P11">50</text:p>
          </table:table-cell>
          <table:table-cell table:style-name="Tabelle1.B2" office:value-type="string">
            <text:p text:style-name="P10">45x Zusätzliches privates Board</text:p>
          </table:table-cell>
          <table:covered-table-cell/>
        </table:table-row>
        <table:table-row>
          <table:covered-table-cell/>
          <table:table-cell table:style-name="Tabelle1.B9" office:value-type="string">
            <text:p text:style-name="P11">&gt;100</text:p>
          </table:table-cell>
          <table:table-cell table:style-name="Tabelle1.B9" office:value-type="string">
            <text:p text:style-name="P10">Zusätzliches privates Board, Anzahl nach Absprache</text:p>
          </table:table-cell>
          <table:covered-table-cell/>
        </table:table-row>
      </table:table>
      <text:p text:style-name="P5"><text:span text:style-name="T5"/></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goe UI" svg:font-family="'Segoe UI'" style:font-adornments="Standar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11:31:09.95</meta:creation-date>
    <dc:date>2014-04-24T18:12:40.97</dc:date>
    <meta:editing-duration>PT5H52M28S</meta:editing-duration>
    <meta:editing-cycles>54</meta:editing-cycles>
    <meta:generator>OpenOffice.org/3.4.1$Win32 OpenOffice.org_project/341m1$Build-9593</meta:generator>
    <meta:document-statistic meta:table-count="1" meta:image-count="0" meta:object-count="0" meta:page-count="3" meta:paragraph-count="75" meta:word-count="979" meta:character-count="6761"/>
  </office:meta>
</office:document-meta>
</file>